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008cm" fo:margin-left="-0.746cm" fo:margin-top="0cm" fo:margin-bottom="0cm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5.78cm"/>
    </style:style>
    <style:style style:name="Таблица1.C" style:family="table-column">
      <style:table-column-properties style:column-width="11.225cm"/>
    </style:style>
    <style:style style:name="Таблица1.1" style:family="table-row">
      <style:table-row-properties style:min-row-height="0.822cm" fo:keep-together="auto"/>
    </style:style>
    <style:style style:name="Таблица1.A1" style:family="table-cell">
      <style:table-cell-properties fo:padding-left="0.187cm" fo:padding-right="0.178cm" fo:padding-top="0.016cm" fo:padding-bottom="0cm" fo:border="0.5pt solid #000000" style:writing-mode="lr-tb"/>
    </style:style>
    <style:style style:name="Таблица1.2" style:family="table-row">
      <style:table-row-properties style:min-row-height="0.728cm" fo:keep-together="auto"/>
    </style:style>
    <style:style style:name="Таблица1.3" style:family="table-row">
      <style:table-row-properties style:min-row-height="0.817cm" fo:keep-together="auto"/>
    </style:style>
    <style:style style:name="Таблица1.4" style:family="table-row">
      <style:table-row-properties style:min-row-height="1.279cm" fo:keep-together="auto"/>
    </style:style>
    <style:style style:name="Таблица1.5" style:family="table-row">
      <style:table-row-properties style:min-row-height="1.397cm" fo:keep-together="auto"/>
    </style:style>
    <style:style style:name="Таблица1.6" style:family="table-row">
      <style:table-row-properties style:min-row-height="1.944cm" fo:keep-together="auto"/>
    </style:style>
    <style:style style:name="Таблица1.7" style:family="table-row">
      <style:table-row-properties style:min-row-height="1.245cm" fo:keep-together="auto"/>
    </style:style>
    <style:style style:name="Таблица1.8" style:family="table-row">
      <style:table-row-properties style:min-row-height="1.295cm" fo:keep-together="auto"/>
    </style:style>
    <style:style style:name="Таблица1.9" style:family="table-row">
      <style:table-row-properties style:min-row-height="1.919cm" fo:keep-together="auto"/>
    </style:style>
    <style:style style:name="Таблица1.10" style:family="table-row">
      <style:table-row-properties style:min-row-height="1.363cm" fo:keep-together="auto"/>
    </style:style>
    <style:style style:name="P1" style:family="paragraph" style:parent-style-name="Standard">
      <style:paragraph-properties fo:margin-right="0.108cm" fo:margin-top="0cm" fo:margin-bottom="0.034cm" style:contextual-spacing="false" fo:text-align="center" style:justify-single-word="false"/>
      <style:text-properties officeooo:paragraph-rsid="00190136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90136"/>
    </style:style>
    <style:style style:name="P3" style:family="paragraph" style:parent-style-name="Standard">
      <style:paragraph-properties fo:margin-left="0.004cm"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0136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0136" officeooo:paragraph-rsid="00197ff5" style:letter-kerning="false" style:font-size-asian="11pt" style:language-asian="ru" style:country-asian="RU" style:font-size-complex="11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rsid="00197ff5" officeooo:paragraph-rsid="00197ff5" style:letter-kerning="false" style:font-size-asian="11pt" style:language-asian="ru" style:country-asian="RU" style:font-size-complex="11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size="11pt" fo:language="ru" fo:country="RU" officeooo:paragraph-rsid="00190136" style:letter-kerning="false" style:font-size-asian="11pt" style:language-asian="ru" style:country-asian="RU" style:font-size-complex="11pt" style:language-complex="ar" style:country-complex="SA"/>
    </style:style>
    <style:style style:name="P8" style:family="paragraph" style:parent-style-name="Standard">
      <style:paragraph-properties fo:margin-left="8.502cm" fo:margin-top="0cm" fo:margin-bottom="0.136cm" style:contextual-spacing="false"/>
      <style:text-properties officeooo:paragraph-rsid="00190136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2pt" officeooo:rsid="00197ff5" style:font-name-asian="Times New Roman1" style:font-size-asian="12pt" style:font-name-complex="Times New Roman1"/>
    </style:style>
    <style:style style:name="T3" style:family="text">
      <style:text-properties style:font-name="Times New Roman" fo:font-size="12pt" fo:language="en" fo:country="US" style:font-name-asian="Times New Roman1" style:font-size-asian="12pt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АСПОРТ ПРОДУКТА ПРАКТИКИ </text:span></text:p>
      <text:p text:style-name="P2"><text:span text:style-name="T1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"><text:span text:style-name="T1">1. </text:span></text:p>
          </table:table-cell>
          <table:table-cell table:style-name="Таблица1.A1" office:value-type="string">
            <text:p text:style-name="P3"><text:span text:style-name="T1">Название проекта </text:span></text:p>
          </table:table-cell>
          <table:table-cell table:style-name="Таблица1.A1" office:value-type="string">
            <text:p text:style-name="P4"><text:span text:style-name="T1">Дневник самоконтроля и личных достижений</text:span></text:p>
          </table:table-cell>
        </table:table-row>
        <table:table-row table:style-name="Таблица1.2">
          <table:table-cell table:style-name="Таблица1.A1" office:value-type="string">
            <text:p text:style-name="P3"><text:span text:style-name="T1">2. </text:span></text:p>
          </table:table-cell>
          <table:table-cell table:style-name="Таблица1.A1" office:value-type="string">
            <text:p text:style-name="P3"><text:span text:style-name="T1">Структура проекта </text:span></text:p>
          </table:table-cell>
          <table:table-cell table:style-name="Таблица1.A1" office:value-type="string">
            <text:p text:style-name="P4"><text:span text:style-name="T1">1. Поле с датой; 2. Шкала от 1-10 с ползунком для оценки дня; 3. Поле для заполнения дел сделанных за день; 4. Кнопка с сохранением записей; 5. Вкладка с сохраненными записями.</text:span></text:p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T1">3. </text:span></text:p>
          </table:table-cell>
          <table:table-cell table:style-name="Таблица1.A1" office:value-type="string">
            <text:p text:style-name="P3"><text:span text:style-name="T1">Авторы проекта </text:span></text:p>
          </table:table-cell>
          <table:table-cell table:style-name="Таблица1.A1" office:value-type="string">
            <text:p text:style-name="P4"><text:span text:style-name="T1">Брунцев Михаил Сергеевич</text:span></text:p>
          </table:table-cell>
        </table:table-row>
        <table:table-row table:style-name="Таблица1.4">
          <table:table-cell table:style-name="Таблица1.A1" office:value-type="string">
            <text:p text:style-name="P3"><text:span text:style-name="T1">4. </text:span></text:p>
          </table:table-cell>
          <table:table-cell table:style-name="Таблица1.A1" office:value-type="string">
            <text:p text:style-name="P3"><text:span text:style-name="T1">Аннотация проекта </text:span></text:p>
          </table:table-cell>
          <table:table-cell table:style-name="Таблица1.A1" office:value-type="string">
            <text:p text:style-name="P4"><text:span text:style-name="T1">Мини-приложение дневник для сбора и отслеживания личных достижений. Помогает пользователям систематизировать самоконтроль и мотивирует на развитие.</text:span></text:p>
          </table:table-cell>
        </table:table-row>
        <table:table-row table:style-name="Таблица1.5">
          <table:table-cell table:style-name="Таблица1.A1" office:value-type="string">
            <text:p text:style-name="P3"><text:span text:style-name="T1">5. </text:span></text:p>
          </table:table-cell>
          <table:table-cell table:style-name="Таблица1.A1" office:value-type="string">
            <text:p text:style-name="P3"><text:span text:style-name="T1">Проблема </text:span></text:p>
          </table:table-cell>
          <table:table-cell table:style-name="Таблица1.A1" office:value-type="string">
            <text:p text:style-name="P4"><text:span text:style-name="T1">Многие люди сталкиваются с отсутствием систематизации в отслеживании личного прогресса, что снижает мотивацию и затрудняет достижение целей.</text:span></text:p>
          </table:table-cell>
        </table:table-row>
        <table:table-row table:style-name="Таблица1.6">
          <table:table-cell table:style-name="Таблица1.A1" office:value-type="string">
            <text:p text:style-name="P3"><text:span text:style-name="T1">6. </text:span></text:p>
          </table:table-cell>
          <table:table-cell table:style-name="Таблица1.A1" office:value-type="string">
            <text:p text:style-name="P3"><text:span text:style-name="T1">Цель проекта </text:span></text:p>
          </table:table-cell>
          <table:table-cell table:style-name="Таблица1.A1" office:value-type="string">
            <text:p text:style-name="P5"><text:span text:style-name="T1">Создать </text:span><text:span text:style-name="T2">простое мини-приложение для сис</text:span><text:span text:style-name="T1">тематизации в отслеживании личного прогресса, </text:span><text:span text:style-name="T2">что позволит пользователю улучшить самоконтроль и достичь поставленных целей.</text:span></text:p>
          </table:table-cell>
        </table:table-row>
        <table:table-row table:style-name="Таблица1.7">
          <table:table-cell table:style-name="Таблица1.A1" office:value-type="string">
            <text:p text:style-name="P3"><text:span text:style-name="T1">7. </text:span></text:p>
          </table:table-cell>
          <table:table-cell table:style-name="Таблица1.A1" office:value-type="string">
            <text:p text:style-name="P3"><text:span text:style-name="T1">Основные задачи проекта </text:span></text:p>
          </table:table-cell>
          <table:table-cell table:style-name="Таблица1.A1" office:value-type="string">
            <text:p text:style-name="P6"><text:span text:style-name="T1">1. Разработать простой и понятный интерфейс; 2. Реализовать функции сбора данных. </text:span></text:p>
          </table:table-cell>
        </table:table-row>
        <table:table-row table:style-name="Таблица1.8">
          <table:table-cell table:style-name="Таблица1.A1" office:value-type="string">
            <text:p text:style-name="P3"><text:span text:style-name="T1">8. </text:span></text:p>
          </table:table-cell>
          <table:table-cell table:style-name="Таблица1.A1" office:value-type="string">
            <text:p text:style-name="P3"><text:span text:style-name="T1">Целевая аудитория проекта </text:span></text:p>
          </table:table-cell>
          <table:table-cell table:style-name="Таблица1.A1" office:value-type="string">
            <text:p text:style-name="P7"><text:span text:style-name="T2">Для людей от 16 до 45 лет заинтересованные в саморазвитии, спортсмены, студенты, профессионалы.</text:span><text:span text:style-name="T1"> </text:span></text:p>
          </table:table-cell>
        </table:table-row>
        <table:table-row table:style-name="Таблица1.9">
          <table:table-cell table:style-name="Таблица1.A1" office:value-type="string">
            <text:p text:style-name="P3"><text:span text:style-name="T1">9. </text:span></text:p>
          </table:table-cell>
          <table:table-cell table:style-name="Таблица1.A1" office:value-type="string">
            <text:p text:style-name="P3"><text:span text:style-name="T1">Результаты проекта </text:span></text:p>
          </table:table-cell>
          <table:table-cell table:style-name="Таблица1.A1" office:value-type="string">
            <text:p text:style-name="P6"><text:span text:style-name="T1">-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0. </text:span></text:p>
          </table:table-cell>
          <table:table-cell table:style-name="Таблица1.A1" office:value-type="string">
            <text:p text:style-name="P3"><text:span text:style-name="T1">Методы оценки результатов </text:span></text:p>
          </table:table-cell>
          <table:table-cell table:style-name="Таблица1.A1" office:value-type="string">
            <text:p text:style-name="P6"><text:span text:style-name="T1">Опрос пользователей приложения.</text:span></text:p>
          </table:table-cell>
        </table:table-row>
        <table:table-row table:style-name="Таблица1.10">
          <table:table-cell table:style-name="Таблица1.A1" office:value-type="string">
            <text:p text:style-name="P3"><text:span text:style-name="T1">11. </text:span></text:p>
          </table:table-cell>
          <table:table-cell table:style-name="Таблица1.A1" office:value-type="string">
            <text:p text:style-name="P3"><text:span text:style-name="T1">Дальнейшая реализация проекта </text:span></text:p>
          </table:table-cell>
          <table:table-cell table:style-name="Таблица1.A1" office:value-type="string">
            <text:p text:style-name="P6"><text:span text:style-name="T1">Добавление различных функций например, добавление видов деятельности, где каждый вид оценивается и описывается отдельно.</text:span></text:p>
          </table:table-cell>
        </table:table-row>
        <table:table-row table:style-name="Таблица1.10">
          <table:table-cell table:style-name="Таблица1.A1" office:value-type="string">
            <text:p text:style-name="P3" loext:marker-style-name="T1"><text:span text:style-name="T1">12.</text:span></text:p>
          </table:table-cell>
          <table:table-cell table:style-name="Таблица1.A1" office:value-type="string">
            <text:p text:style-name="P3" loext:marker-style-name="T1"><text:span text:style-name="T3">GitHub </text:span><text:span text:style-name="T1">проекта</text:span></text:p>
          </table:table-cell>
          <table:table-cell table:style-name="Таблица1.A1" office:value-type="string">
            <text:p text:style-name="P7" loext:marker-style-name="T1"><text:span text:style-name="T1">https://github.com/wantoriseanymore/-</text:span></text:p>
          </table:table-cell>
        </table:table-row>
      </table:table>
      <text:p text:style-name="P8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1T10:17:32.600000000</meta:creation-date>
    <dc:date>2025-05-21T10:46:39.222000000</dc:date>
    <meta:editing-duration>PT5M40S</meta:editing-duration>
    <meta:editing-cycles>1</meta:editing-cycles>
    <meta:document-statistic meta:table-count="1" meta:image-count="0" meta:object-count="0" meta:page-count="1" meta:paragraph-count="39" meta:word-count="175" meta:character-count="1351" meta:non-whitespace-character-count="1186"/>
    <meta:generator>LibreOffice/24.8.6.2$Windows_X86_64 LibreOffice_project/6d98ba145e9a8a39fc57bcc76981d1fb1316c60c</meta:generator>
  </office:meta>
</office:document-meta>
</file>